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paragraph-properties fo:line-height="200%"/>
      <style:text-properties style:font-name="Times New Roman" officeooo:rsid="00127958" officeooo:paragraph-rsid="00127958"/>
    </style:style>
    <style:style style:name="P3" style:family="paragraph" style:parent-style-name="Text_20_body">
      <style:paragraph-properties fo:line-height="200%"/>
      <style:text-properties style:font-name="Times New Roman" officeooo:rsid="00171f37" officeooo:paragraph-rsid="00171f37"/>
    </style:style>
    <style:style style:name="P4" style:family="paragraph" style:parent-style-name="Text_20_body">
      <style:paragraph-properties fo:line-height="200%"/>
      <style:text-properties style:font-name="Times New Roman" officeooo:rsid="00171f37" officeooo:paragraph-rsid="002bb140"/>
    </style:style>
    <style:style style:name="P5" style:family="paragraph" style:parent-style-name="Text_20_body">
      <style:paragraph-properties fo:line-height="200%"/>
      <style:text-properties style:font-name="Times New Roman" officeooo:paragraph-rsid="002bfbfa"/>
    </style:style>
    <style:style style:name="P6" style:family="paragraph" style:parent-style-name="Text_20_body">
      <style:text-properties officeooo:paragraph-rsid="002bb140"/>
    </style:style>
    <style:style style:name="P7" style:family="paragraph" style:parent-style-name="Heading_20_2">
      <style:text-properties style:font-name="Times New Roman"/>
    </style:style>
    <style:style style:name="P8" style:family="paragraph" style:parent-style-name="Heading_20_2" style:list-style-name="">
      <style:text-properties style:font-name="Times New Roman" officeooo:rsid="002819de" officeooo:paragraph-rsid="002819de"/>
    </style:style>
    <style:style style:name="P9" style:family="paragraph" style:parent-style-name="Heading_20_2" style:list-style-name="">
      <style:paragraph-properties fo:text-align="center" style:justify-single-word="false"/>
      <style:text-properties style:font-name="Times New Roman" officeooo:rsid="002819de" officeooo:paragraph-rsid="002819de"/>
    </style:style>
    <style:style style:name="P10" style:family="paragraph" style:parent-style-name="Heading_20_2">
      <style:paragraph-properties fo:text-align="center" style:justify-single-word="false"/>
      <style:text-properties style:font-name="Times New Roman" officeooo:rsid="002bb140" officeooo:paragraph-rsid="002bb140"/>
    </style:style>
    <style:style style:name="P11" style:family="paragraph" style:parent-style-name="Heading_20_2">
      <style:paragraph-properties fo:break-before="page"/>
      <style:text-properties style:font-name="Times New Roman"/>
    </style:style>
    <style:style style:name="P12" style:family="paragraph" style:parent-style-name="Heading_20_2" style:list-style-name="" style:master-page-name="First_20_Page">
      <style:paragraph-properties style:page-number="auto"/>
      <style:text-properties style:font-name="Times New Roman" officeooo:rsid="002819de" officeooo:paragraph-rsid="002819de"/>
    </style:style>
    <style:style style:name="P13" style:family="paragraph" style:parent-style-name="Footer">
      <style:text-properties style:font-name="Times New Roman" officeooo:rsid="002bb140" officeooo:paragraph-rsid="002bb140"/>
    </style:style>
    <style:style style:name="T1" style:family="text">
      <style:text-properties officeooo:rsid="00127958"/>
    </style:style>
    <style:style style:name="T2" style:family="text">
      <style:text-properties officeooo:rsid="00147d6e"/>
    </style:style>
    <style:style style:name="T3" style:family="text">
      <style:text-properties officeooo:rsid="00172336"/>
    </style:style>
    <style:style style:name="T4" style:family="text">
      <style:text-properties officeooo:rsid="001e21b5"/>
    </style:style>
    <style:style style:name="T5" style:family="text">
      <style:text-properties officeooo:rsid="001ef41f"/>
    </style:style>
    <style:style style:name="T6" style:family="text">
      <style:text-properties officeooo:rsid="002bb140"/>
    </style:style>
    <style:style style:name="T7" style:family="text">
      <style:text-properties fo:font-style="italic" officeooo:rsid="002bb140" style:font-style-asian="italic" style:font-style-complex="italic"/>
    </style:style>
    <style:style style:name="T8" style:family="text">
      <style:text-properties fo:font-style="normal" officeooo:rsid="002bb140" style:font-style-asian="normal" style:font-style-complex="normal"/>
    </style:style>
    <style:style style:name="T9" style:family="text">
      <style:text-properties fo:font-style="normal" officeooo:rsid="00172336" style:font-style-asian="normal" style:font-style-complex="normal"/>
    </style:style>
    <style:style style:name="T10" style:family="text">
      <style:text-properties officeooo:rsid="00368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
      <text:h text:style-name="P8" text:outline-level="2"/>
      <text:h text:style-name="P8" text:outline-level="2"/>
      <text:h text:style-name="P8" text:outline-level="2"/>
      <text:h text:style-name="P8" text:outline-level="2"/>
      <text:h text:style-name="P8" text:outline-level="2"/>
      <text:h text:style-name="P8" text:outline-level="2"/>
      <text:h text:style-name="P9" text:outline-level="2">An Analysis of the State of the Middle Class <text:span text:style-name="T10">in Canada</text:span></text:h>
      <text:h text:style-name="P11" text:outline-level="2"><text:span text:style-name="T1">Introduction</text:span></text:h>
      <text:p text:style-name="P1"/>
      <text:p text:style-name="P2"><text:tab/>Prime minister designate Justin Trudeau recently won the Canadian election on a platform that heavily campaigned for the strengthening of Canada's middle class. <text:span text:style-name="T2">The article “Some insights into how Canada's middle class is really faring”, by Tavia Grant at the Globe and Mail, examines the current state of the nation's middle class by looking at the distribution of income in the market, and the trends in income and job opportunity. The article focuses on the topic of equity in a competitive market, and discusses a shift in equality between the middle and upper class in recent years. While many factors contribute to equity in a competitive market, income distribution is one of the key ways to evaluate equality and is prominently used in both the article and course material to justify equity in competitive markets.</text:span></text:p>
      <text:h text:style-name="P7" text:outline-level="2">Paper Summary</text:h>
      <text:p text:style-name="P1"/>
      <text:p text:style-name="P4"><text:tab/>The aim of this article is to educate Canadians on the current state of the middle class, and to determine whether there is merit in the recent political message that Canada's middle class is in need of help. The article addresses the problem of identifying the middle class, a classification that has no definite answer, but is <text:span text:style-name="T3">necessary before any further examination can occur</text:span>. One way the middle class can be <text:span text:style-name="T3">defined is by dividing the population's income into fifths, called quintiles, and selecting the incomes in the middle </text:span><text:span text:style-name="T9">(Grant, 2015)</text:span><text:span text:style-name="T3">. Using this definition, the article found that the middle class is in decline, highlighting that members of the lower end of the middle class have had after-tax income fall 8.7 percent from 1980 to 2000 </text:span><text:span text:style-name="T9">(Grant, 2015)</text:span><text:span text:style-name="T3">. The article goes on to illustrate the inequality facing Canada's middle class by examining the Gini coefficient for income, which increases as the inequality gap widens. In the period from 1976 to 2011, the Gini coefficient rose 13.5 percent, indicating an increasingly skewed distribution of wealth in the Canadian market </text:span><text:span text:style-name="T9">(Grant, 2015)</text:span><text:span text:style-name="T3">. Another problem that </text:span><text:soft-page-break/><text:span text:style-name="T3">the article stresses Canada's middle class faces is a continuing decline in manufacturing jobs. Members of the middle class with lower levels of education used to have more opportunities to turn to in manufacturing and factory work in order to provide a steady income. Now with increased automation and changes in the manufacturing industry, the demand for large amounts of low-paid positions has fallen and been replaced with a smaller number of high-paying, higher-skilled placements </text:span><text:span text:style-name="T9">(Grant, 2015)</text:span><text:span text:style-name="T3">. As the number of manufacturing jobs decrease, members of the middle class are forced to take increasingly unskilled work for even lower wages and the situation has been worsening. The article concludes by examining the notion of the “working class”, which occupy the lower end of the middle class and who are in the most danger of losing jobs to automation and unstable markets </text:span><text:span text:style-name="T9">(Grant, 2015)</text:span><text:span text:style-name="T3">. The article ultimately highlights that there are many challenges facing the middle class, from a growing gap between the distribution of wealth, to to a shrinking number of jobs, especially for the working class members who are the people in need of the most help.</text:span></text:p>
      <text:p text:style-name="P3"><text:tab/><text:span text:style-name="T4">Based on the points that the article has presented, I agree that there is merit to the recent urges of politicians and voters to take steps to strengthen Canada's middle class. The data shows that high-paid positions are becoming even higher paid positions at a rate that work in the middle-class cannot match. Additionally, as high-skill jobs become increasingly important in the current market, members of the middle class without extensive qualifications are facing dangerous levels of job instability that must be improved before the situation is allowed to get even worse.</text:span></text:p>
      <text:h text:style-name="P7" text:outline-level="2"><text:span text:style-name="T5">Connection to Course Content</text:span></text:h>
      <text:p text:style-name="P1"/>
      <text:p text:style-name="P5"><text:tab/><text:span text:style-name="T5">The course material on equity in competitive markets was one of the topics that helped me to better understand the issues discussed in this article. While we concluded in class that defining equity in a competitive market is very complex, our examination of one component of this issue, income distribution, was also one of the main factors used to determine equality for the middle class in the </text:span><text:soft-page-break/><text:span text:style-name="T5">reading (Module 4, 2015, p.10). The issue of income distribution was discussed in class using techniques such as a Lorenz curve, the a graph of the cumulative percentage of income earned against the cumulative percentage of households by income (Module 4, 2015, p.10). This concept led to the course's discussion on Gini ratios, which were featured as one of the main supporting arguments in the article for the growing income disparity between middle and high-paying jobs. Similarly to the article, our own findings in the class material concluded that income inequality is a growing problem that has risen since 1976 to 2009 (Module 4, 2015, p.11). The methods from class for determining points of failure in the current Canadian market are some of the same ones which are being used by economists and politicians today to make important policy decisions in government. After learning about the issues of public economics in class, I am now better able to reason about the points made in both this article and in current politics and economics on how address the issue of improving equality for the middle class.</text:span></text:p>
      <text:p text:style-name="P2"/>
      <text:p text:style-name="P2"/>
      <text:p text:style-name="P2"/>
      <text:p text:style-name="P2"/>
      <text:p text:style-name="P2"/>
      <text:p text:style-name="P2"/>
      <text:p text:style-name="P2"/>
      <text:p text:style-name="P2"/>
      <text:p text:style-name="P2"/>
      <text:p text:style-name="P2"/>
      <text:h text:style-name="P10" text:outline-level="2"><text:soft-page-break/>References</text:h>
      <text:p text:style-name="P6"/>
      <text:p text:style-name="P6"><text:span text:style-name="T6">Grant, T. (2015, March 19). Some insights into how Canada's middle class is really faring. </text:span><text:span text:style-name="T7">The Globe <text:tab/>and Mail. </text:span><text:span text:style-name="T8">Retrieved from http://www.theglobeandmail.com/report-on-business/economy/four-<text:tab/>insights-into-how-canadas-middle-class-is-really-faring/article23534865/</text:span></text:p>
      <text:p text:style-name="P6"/>
      <text:p text:style-name="P6"><text:span text:style-name="T8">Module 04: Market Fundamentals – Efficiency and Fairness [Lecture notes]. (2015). Retrieved from <text:tab/>https://learn.uwaterloo.ca/d2l/home/2080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imes New Roman" officeooo:rsid="002bb140" officeooo:paragraph-rsid="002bb14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Name: Dan Reynolds</text:p>
        <text:p text:style-name="MP1">Student ID: 20473104</text:p>
        <text:p text:style-name="MP1">Class: ECON101</text:p>
        <text:p text:style-name="MP1">Assignment: 2</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0:30:08.448617977</meta:creation-date>
    <dc:date>2015-10-29T13:40:05.721664379</dc:date>
    <meta:editing-duration>PT2H53M39S</meta:editing-duration>
    <meta:editing-cycles>37</meta:editing-cycles>
    <meta:generator>LibreOffice/4.2.8.2$Linux_X86_64 LibreOffice_project/420m0$Build-2</meta:generator>
    <meta:document-statistic meta:table-count="0" meta:image-count="0" meta:object-count="0" meta:page-count="5" meta:paragraph-count="15" meta:word-count="915" meta:character-count="5778" meta:non-whitespace-character-count="4871"/>
  </office:meta>
</office:document-meta>
</file>